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390292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3ec6b1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41d5b3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top="0cm" fo:margin-bottom="0cm" loext:contextual-spacing="false"/>
      <style:text-properties fo:font-size="16pt" officeooo:paragraph-rsid="024e09e4" style:font-size-asian="16pt" style:font-size-complex="16pt"/>
    </style:style>
    <style:style style:name="P10" style:family="paragraph" style:parent-style-name="Heading_20_2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13" style:family="paragraph" style:parent-style-name="Text_20_body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16pt" fo:font-weight="normal" officeooo:paragraph-rsid="02545739" style:font-size-asian="16pt" style:font-weight-asian="normal" style:font-size-complex="16pt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6pt" fo:font-weight="bold" officeooo:rsid="0238a56b" officeooo:paragraph-rsid="0238a56b" style:font-size-asian="16pt" style:font-weight-asian="bold" style:font-size-complex="16pt" style:font-weight-complex="bold"/>
    </style:style>
    <style:style style:name="P16" style:family="paragraph" style:parent-style-name="Text_20_body" style:list-style-name="L3">
      <style:text-properties fo:font-size="16pt" officeooo:paragraph-rsid="025e27ba" style:font-size-asian="16pt" style:font-size-complex="16pt"/>
    </style:style>
    <style:style style:name="P17" style:family="paragraph" style:parent-style-name="Text_20_body" style:list-style-name="L3">
      <style:text-properties fo:font-size="16pt" officeooo:paragraph-rsid="02640413" style:font-size-asian="16pt" style:font-size-complex="16pt"/>
    </style:style>
    <style:style style:name="P18" style:family="paragraph" style:parent-style-name="Text_20_body" style:list-style-name="L1">
      <style:paragraph-properties fo:text-align="start" style:justify-single-word="false"/>
      <style:text-properties fo:font-size="18pt" fo:font-weight="bold" officeooo:rsid="022d64f4" officeooo:paragraph-rsid="02138ae9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38a56b" style:font-size-asian="16pt" style:font-weight-asian="normal" style:font-size-complex="16pt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456872" style:font-size-asian="16pt" style:font-weight-asian="normal" style:font-size-complex="16pt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size="16pt" fo:font-weight="normal" officeooo:paragraph-rsid="0238a56b" style:font-size-asian="16pt" style:font-weight-asian="normal" style:font-size-complex="16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size="16pt" fo:font-weight="bold" officeooo:rsid="0238a56b" officeooo:paragraph-rsid="0238a56b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6pt" fo:font-weight="bold" officeooo:rsid="02390292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size="16pt" fo:font-weight="bold" officeooo:rsid="02390292" officeooo:paragraph-rsid="02390292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size="16pt" fo:font-weight="bold" officeooo:rsid="0241d5b3" officeooo:paragraph-rsid="0241d5b3" style:font-size-asian="16pt" style:font-weight-asian="bold" style:font-size-complex="16pt" style:font-weight-complex="bold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6pt" fo:font-weight="bold" officeooo:rsid="02456872" officeooo:paragraph-rsid="02456872" style:font-size-asian="16pt" style:font-weight-asian="bold" style:font-size-complex="16pt" style:font-weight-complex="bold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ize="16pt" fo:font-weight="bold" officeooo:rsid="02538e85" officeooo:paragraph-rsid="02538e85" style:font-size-asian="16pt" style:font-weight-asian="bold" style:font-size-complex="16pt" style:font-weight-complex="bold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6df72" officeooo:paragraph-rsid="0256df72" style:font-size-asian="16pt" style:font-weight-asian="bold" style:font-size-complex="16pt" style:font-weight-complex="bold"/>
    </style:style>
    <style:style style:name="P31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c605e" officeooo:paragraph-rsid="025c605e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6pt" fo:font-weight="bold" officeooo:rsid="025c605e" officeooo:paragraph-rsid="025c605e" style:font-size-asian="16pt" style:font-weight-asian="bold" style:font-size-complex="16pt" style:font-weight-complex="bold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e27ba" officeooo:paragraph-rsid="025e27ba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fo:font-size="16pt" style:font-size-asian="16pt" style:font-size-complex="16pt"/>
    </style:style>
    <style:style style:name="P36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4e09e4" style:font-size-asian="16pt" style:font-size-complex="16pt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5aa1b1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5d9fda" style:font-size-asian="16pt" style:font-size-complex="16pt"/>
    </style:style>
    <style:style style:name="P39" style:family="paragraph" style:parent-style-name="Text_20_body">
      <style:paragraph-properties fo:margin-top="0cm" fo:margin-bottom="0cm" loext:contextual-spacing="false"/>
      <style:text-properties fo:font-size="16pt" officeooo:paragraph-rsid="025d9458" style:font-size-asian="16pt" style:font-size-complex="16pt"/>
    </style:style>
    <style:style style:name="P40" style:family="paragraph" style:parent-style-name="Text_20_body">
      <style:paragraph-properties fo:margin-top="0cm" fo:margin-bottom="0cm" loext:contextual-spacing="false"/>
      <style:text-properties fo:font-size="16pt" officeooo:paragraph-rsid="025d9fda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ff5b0b"/>
    </style:style>
    <style:style style:name="T3" style:family="text">
      <style:text-properties officeooo:rsid="0238a56b"/>
    </style:style>
    <style:style style:name="T4" style:family="text">
      <style:text-properties fo:font-weight="bold" officeooo:rsid="02390292" style:font-weight-asian="bold" style:font-weight-complex="bold"/>
    </style:style>
    <style:style style:name="T5" style:family="text">
      <style:text-properties fo:font-weight="bold" officeooo:rsid="023d6069" style:font-weight-asian="bold" style:font-weight-complex="bold"/>
    </style:style>
    <style:style style:name="T6" style:family="text">
      <style:text-properties fo:font-weight="bold" officeooo:rsid="023ec6b1" style:font-weight-asian="bold" style:font-weight-complex="bold"/>
    </style:style>
    <style:style style:name="T7" style:family="text">
      <style:text-properties fo:font-weight="bold" officeooo:rsid="0241d5b3" style:font-weight-asian="bold" style:font-weight-complex="bold"/>
    </style:style>
    <style:style style:name="T8" style:family="text">
      <style:text-properties fo:font-weight="bold" officeooo:rsid="024e09e4" style:font-weight-asian="bold" style:font-weight-complex="bold"/>
    </style:style>
    <style:style style:name="T9" style:family="text">
      <style:text-properties fo:font-weight="bold" officeooo:rsid="02538e85" style:font-weight-asian="bold" style:font-weight-complex="bold"/>
    </style:style>
    <style:style style:name="T10" style:family="text">
      <style:text-properties fo:font-weight="bold" officeooo:rsid="02545739" style:font-weight-asian="bold" style:font-weight-complex="bold"/>
    </style:style>
    <style:style style:name="T11" style:family="text">
      <style:text-properties fo:font-weight="bold" officeooo:rsid="025aa1b1" style:font-weight-asian="bold" style:font-weight-complex="bold"/>
    </style:style>
    <style:style style:name="T12" style:family="text">
      <style:text-properties fo:font-weight="bold" officeooo:rsid="025d9458" style:font-weight-asian="bold" style:font-weight-complex="bold"/>
    </style:style>
    <style:style style:name="T13" style:family="text">
      <style:text-properties fo:font-weight="bold" officeooo:rsid="025d9fda" style:font-weight-asian="bold" style:font-weight-complex="bold"/>
    </style:style>
    <style:style style:name="T14" style:family="text">
      <style:text-properties fo:font-weight="bold" officeooo:rsid="0264041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2 Docker</text:span></text:p>
      <text:p text:style-name="P2"/>
      <text:list xml:id="list8694755346928945189" text:style-name="L1">
        <text:list-item>
          <text:p text:style-name="P11"><text:span text:style-name="T1">Assignment </text:span><text:span text:style-name="T2">1</text:span></text:p>
          <text:p text:style-name="P12"><text:span text:style-name="T3">1. </text:span>Run a docker container from "hello-world" image. </text:p>
          <text:p text:style-name="P15">$ docker pull hello-world</text:p>
          <text:p text:style-name="P15">$ docker run e38bc07ac18e</text:p>
          <text:p text:style-name="P15">$ docker ps -a</text:p>
          <text:p text:style-name="P15"/>
        </text:list-item>
        <text:list-item text:style-override="L2">
          <text:p text:style-name="P21">Pull "alpine" image from docker registry and see if image is available in your local image list.</text:p>
          <text:p text:style-name="P24">$ docker pull alpine</text:p>
          <text:p text:style-name="P24">$ docker images</text:p>
          <text:p text:style-name="P23"><text:s/></text:p>
        </text:list-item>
        <text:list-item text:style-override="L2">
          <text:p text:style-name="P20">Pull some specific version of docker "alpine" image from docker registry. </text:p>
        </text:list-item>
      </text:list>
      <text:p text:style-name="P4"><text:s text:c="9"/><text:span text:style-name="T4">$ docker pull alpine:3.7</text:span></text:p>
      <text:p text:style-name="P25"><text:s text:c="9"/>$ docker images</text:p>
      <text:p text:style-name="P4"/>
      <text:list xml:id="list131106528922110" text:continue-list="list8694755346928945189" text:style-name="L2">
        <text:list-item>
          <text:p text:style-name="P20">Run a docker container from local image "alpine" and run an inline command "ls -l" while running container. </text:p>
        </text:list-item>
      </text:list>
      <text:p text:style-name="P5"><text:s text:c="9"/><text:span text:style-name="T4">$ docker run -</text:span><text:span text:style-name="T5">itd </text:span><text:span text:style-name="T4">3fd9065eaf02</text:span></text:p>
      <text:p text:style-name="P26"><text:s text:c="9"/>$ docker ps </text:p>
      <text:p text:style-name="P6"><text:span text:style-name="T4"><text:s text:c="9"/>$ </text:span><text:span text:style-name="T6">docker exec -it c24e2f822382 sh -c "ls -al"</text:span></text:p>
      <text:p text:style-name="P4"/>
      <text:list xml:id="list131107545084301" text:continue-numbering="true" text:style-name="L2">
        <text:list-item>
          <text:p text:style-name="P20">Try to take login to container created using "alpine" image. </text:p>
        </text:list-item>
      </text:list>
      <text:p text:style-name="P7"><text:s text:c="9"/><text:span text:style-name="T7">$ docker run -itd 3fd9065eaf02</text:span></text:p>
      <text:p text:style-name="P27"><text:s text:c="9"/>$ docker run -it 3fd9065eaf02</text:p>
      <text:p text:style-name="P27"/>
      <text:p text:style-name="P27"/>
      <text:p text:style-name="P4"/>
      <text:list xml:id="list131107042497358" text:continue-numbering="true" text:style-name="L2">
        <text:list-item>
          <text:p text:style-name="P20"><text:soft-page-break/>Detach yourself from the container without making it exit/container kill. </text:p>
        </text:list-item>
      </text:list>
      <text:p text:style-name="P4"><text:s text:c="9"/><text:span text:style-name="T9">$ ctrl p + ctrl q (while holding the ctrl button)</text:span></text:p>
      <text:p text:style-name="P4"/>
      <text:p text:style-name="P4"/>
      <text:list xml:id="list131108586367968" text:continue-numbering="true" text:style-name="L2">
        <text:list-item>
          <text:p text:style-name="P20">Check running containers and see if you can find out the stopped containers. </text:p>
          <text:p text:style-name="P29">$ docker ps -a</text:p>
          <text:p text:style-name="P20"/>
        </text:list-item>
        <text:list-item>
          <text:p text:style-name="P20">Stop running container. </text:p>
          <text:p text:style-name="P28">$ docker stop f8d83ec34c32</text:p>
          <text:p text:style-name="P28"/>
        </text:list-item>
        <text:list-item>
          <text:p text:style-name="P22">Start container that was stopped earlier.</text:p>
          <text:p text:style-name="P28">$ docker start f8d83ec34c32</text:p>
          <text:p text:style-name="P22"><text:s/></text:p>
        </text:list-item>
        <text:list-item>
          <text:p text:style-name="P13">Try to remove "alpine" image from your local system. </text:p>
        </text:list-item>
      </text:list>
      <text:p text:style-name="P14"><text:s text:c="10"/><text:span text:style-name="T10">$ docker rmi -f 3fd9065eaf0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0"><text:bookmark text:name="user-content-assignment-2"/>Assignment 2</text:p>
      <text:list xml:id="list1898841352345428920" text:style-name="L3">
        <text:list-item>
          <text:p text:style-name="P35">Again pull "alpine" image from docker registry. </text:p>
        </text:list-item>
      </text:list>
      <text:p text:style-name="P8"><text:s text:c="8"/><text:span text:style-name="T8">$ docker pull alpine:3.7</text:span></text:p>
      <text:p text:style-name="P8"/>
      <text:list xml:id="list131107841080067" text:continue-numbering="true" text:style-name="L3">
        <text:list-item>
          <text:p text:style-name="P35">Take interactive login to bash while running docker container from "alpine" image. </text:p>
        </text:list-item>
      </text:list>
      <text:p text:style-name="P9"><text:s text:c="8"/><text:span text:style-name="T8">$ docker run -it 3fd9065eaf02</text:span></text:p>
      <text:p text:style-name="P8"/>
      <text:list xml:id="list131107579648724" text:continue-numbering="true" text:style-name="L3">
        <text:list-item>
          <text:p text:style-name="P36">Run command inside container: echo "hello world" &gt; hello.txt ls</text:p>
          <text:p text:style-name="P30">$ docker pull alpine:3.7</text:p>
          <text:p text:style-name="P30">$ docker run -itd 3fd9065eaf02</text:p>
          <text:p text:style-name="P30">$ docker run -it 3fd9065eaf02</text:p>
          <text:p text:style-name="P30">/# echo “hello world” &gt; hello.txt</text:p>
          <text:p text:style-name="P30">/# ls</text:p>
          <text:p text:style-name="P30"/>
          <text:p text:style-name="P36"><text:s/></text:p>
        </text:list-item>
        <text:list-item>
          <text:p text:style-name="P36">Take exit from same container without killing the container.</text:p>
          <text:p text:style-name="P36"><text:span text:style-name="T11">$ ctrl p+q</text:span> </text:p>
          <text:p text:style-name="P36"/>
        </text:list-item>
        <text:list-item>
          <text:p text:style-name="P37">Run another container using below command and check if you can find hello.txt within this container. You should find container isolations from step 3-5. docker container run alpine ls</text:p>
          <text:p text:style-name="P31">Yes, I found nothing inside the newly created container.</text:p>
        </text:list-item>
      </text:list>
      <text:p text:style-name="P32"/>
      <text:p text:style-name="P32"/>
      <text:p text:style-name="P32"/>
      <text:list xml:id="list131106934790982" text:continue-numbering="true" text:style-name="L3">
        <text:list-header>
          <text:p text:style-name="P37"><text:s/></text:p>
        </text:list-header>
        <text:list-item>
          <text:p text:style-name="P35"><text:soft-page-break/>Stop a container using Container ID. </text:p>
        </text:list-item>
      </text:list>
      <text:p text:style-name="P39"><text:s text:c="9"/><text:span text:style-name="T12">$ docker stop b1d53d469d7b</text:span></text:p>
      <text:p text:style-name="P8"/>
      <text:list xml:id="list131106903476478" text:continue-numbering="true" text:style-name="L3">
        <text:list-item>
          <text:p text:style-name="P35">Start same container using ID and exec a command "echo 'hello world!'" in docker container without instantiating a new container. </text:p>
        </text:list-item>
      </text:list>
      <text:p text:style-name="P40"><text:s text:c="9"/><text:span text:style-name="T13">$ docker start </text:span><text:span text:style-name="T12">b1d53d469d7b</text:span></text:p>
      <text:p text:style-name="P40"><text:span text:style-name="T12"><text:s text:c="9"/></text:span><text:span text:style-name="T13">$ docker exec -it </text:span><text:span text:style-name="T12">b1d53d469d7b </text:span><text:span text:style-name="T13">ash</text:span></text:p>
      <text:p text:style-name="P40"><text:span text:style-name="T13"><text:s text:c="9"/>/# ls</text:span></text:p>
      <text:p text:style-name="P40"><text:span text:style-name="T13"><text:s text:c="9"/>/# echo ‘hello world!’</text:span></text:p>
      <text:p text:style-name="P40"><text:span text:style-name="T13"><text:s text:c="9"/></text:span></text:p>
      <text:p text:style-name="P8"/>
      <text:list xml:id="list131106920529464" text:continue-numbering="true" text:style-name="L3">
        <text:list-item>
          <text:p text:style-name="P38">Inspect already downloaded "alpine" docker image using docker inspect command.</text:p>
          <text:p text:style-name="P33">$ docker image inspect alpine</text:p>
          <text:p text:style-name="P38"/>
          <text:p text:style-name="P38"><text:s/></text:p>
        </text:list-item>
        <text:list-item>
          <text:p text:style-name="P16">Tag your local "alpine" image with name "myimage" along with version 1.0</text:p>
          <text:p text:style-name="P17"><text:span text:style-name="T14">$ docker images</text:span></text:p>
          <text:p text:style-name="P17"><text:span text:style-name="T14">$ docker image tag 3fd9065eaf02 myimage:v1.0</text:span> </text:p>
        </text:list-item>
      </text:list>
      <text:p text:style-name="Text_20_body"><text:bookmark text:name="user-content-reference"/></text:p>
      <text:p text:style-name="P3"/>
      <text:list xml:id="list131108642461436" text:continue-list="list131108586367968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02T13:10:39.190463239</dc:date>
    <meta:editing-duration>P1DT6H37M</meta:editing-duration>
    <meta:editing-cycles>304</meta:editing-cycles>
    <meta:generator>LibreOffice/5.1.6.2$Linux_X86_64 LibreOffice_project/10m0$Build-2</meta:generator>
    <meta:document-statistic meta:table-count="0" meta:image-count="0" meta:object-count="0" meta:page-count="4" meta:paragraph-count="64" meta:word-count="413" meta:character-count="2526" meta:non-whitespace-character-count="2025"/>
  </office:meta>
</office:document-meta>
</file>